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language="en" fo:country="US"/>
    </style:style>
    <style:style style:name="P2" style:parent-style-name="Standard" style:family="paragraph">
      <style:text-properties style:font-name="Arial" fo:language="en" fo:country="US"/>
    </style:style>
    <style:style style:name="P3" style:parent-style-name="Standard" style:family="paragraph">
      <style:text-properties style:font-name="Arial" fo:language="en" fo:country="US"/>
    </style:style>
    <style:style style:name="P4" style:parent-style-name="Standard" style:family="paragraph">
      <style:text-properties style:font-name="Arial"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Titre2" style:family="paragraph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itre" style:family="paragraph">
      <style:text-properties fo:language="en" fo:country="US"/>
    </style:style>
    <style:style style:name="P17" style:parent-style-name="Titre2" style:family="paragraph">
      <style:paragraph-properties fo:break-before="page"/>
      <style:text-properties fo:language="en" fo:country="US"/>
    </style:style>
    <style:style style:name="P18" style:parent-style-name="Textbody" style:family="paragraph">
      <style:paragraph-properties fo:text-align="justify"/>
      <style:text-properties style:font-name="Arial" fo:language="en" fo:country="US"/>
    </style:style>
    <style:style style:name="P19" style:parent-style-name="Titre2" style:family="paragraph">
      <style:text-properties fo:language="en" fo:country="US"/>
    </style:style>
    <style:style style:name="P20" style:parent-style-name="Textbody" style:family="paragraph">
      <style:paragraph-properties fo:text-align="justify"/>
      <style:text-properties style:font-name="Arial" fo:language="en" fo:country="US"/>
    </style:style>
    <style:style style:name="P21" style:parent-style-name="Textbody" style:family="paragraph">
      <style:paragraph-properties fo:text-align="justify"/>
      <style:text-properties style:font-name="Arial" fo:language="en" fo:country="US"/>
    </style:style>
    <style:style style:name="P22" style:parent-style-name="Titre2" style:family="paragraph">
      <style:paragraph-properties fo:break-before="page"/>
      <style:text-properties fo:language="en" fo:country="US"/>
    </style:style>
    <style:style style:name="P23" style:parent-style-name="Textbody" style:family="paragraph">
      <style:paragraph-properties fo:text-align="justify"/>
      <style:text-properties style:font-name="Arial" fo:language="en" fo:country="US"/>
    </style:style>
    <style:style style:name="P24" style:parent-style-name="Textbody" style:family="paragraph">
      <style:paragraph-properties fo:text-align="justify"/>
      <style:text-properties style:font-name="Arial" fo:language="en" fo:country="US"/>
    </style:style>
    <style:style style:name="P25" style:parent-style-name="Textbody" style:family="paragraph">
      <style:paragraph-properties fo:text-align="justify"/>
      <style:text-properties style:font-name="Arial" fo:language="en" fo:country="US"/>
    </style:style>
    <style:style style:name="P26" style:parent-style-name="Textbody" style:family="paragraph">
      <style:paragraph-properties fo:text-align="justify"/>
      <style:text-properties style:font-name="Arial" fo:language="en" fo:country="US"/>
    </style:style>
    <style:style style:name="P27" style:parent-style-name="Titre2" style:family="paragraph">
      <style:text-properties fo:language="en" fo:country="US"/>
    </style:style>
    <style:style style:name="P28" style:parent-style-name="Textbody" style:family="paragraph">
      <style:paragraph-properties fo:text-align="justify"/>
      <style:text-properties style:font-name="Arial" fo:language="en" fo:country="US"/>
    </style:style>
    <style:style style:name="P29" style:parent-style-name="Textbody" style:family="paragraph">
      <style:paragraph-properties fo:text-align="justify"/>
      <style:text-properties style:font-name="Arial" fo:language="en" fo:country="US"/>
    </style:style>
    <style:style style:name="P30" style:parent-style-name="Textbody" style:family="paragraph">
      <style:paragraph-properties fo:text-align="justify"/>
      <style:text-properties style:font-name="Arial" fo:language="en" fo:country="US"/>
    </style:style>
    <style:style style:name="P31" style:parent-style-name="Textbody" style:family="paragraph">
      <style:paragraph-properties fo:text-align="justify"/>
      <style:text-properties style:font-name="Arial" fo:language="en" fo:country="US"/>
    </style:style>
    <style:style style:name="P32" style:parent-style-name="Textbody" style:family="paragraph">
      <style:paragraph-properties fo:text-align="justify"/>
      <style:text-properties style:font-name="Arial" fo:language="en" fo:country="US"/>
    </style:style>
    <style:style style:name="P33" style:parent-style-name="Textbody" style:family="paragraph">
      <style:paragraph-properties fo:text-align="justify"/>
      <style:text-properties style:font-name="Arial" fo:language="en" fo:country="US"/>
    </style:style>
    <style:style style:name="P34" style:parent-style-name="Textbody" style:family="paragraph">
      <style:paragraph-properties fo:text-align="justify"/>
      <style:text-properties style:font-name="Arial" fo:language="en" fo:country="US"/>
    </style:style>
    <style:style style:name="P35" style:parent-style-name="Titre2" style:family="paragraph">
      <style:text-properties fo:language="en" fo:country="US"/>
    </style:style>
    <style:style style:name="P36" style:parent-style-name="Textbody" style:family="paragraph">
      <style:paragraph-properties fo:text-align="justify"/>
      <style:text-properties style:font-name="Arial" fo:language="en" fo:country="US"/>
    </style:style>
    <style:style style:name="P37" style:parent-style-name="Textbody" style:family="paragraph">
      <style:paragraph-properties fo:text-align="justify"/>
      <style:text-properties style:font-name="Arial" fo:language="en" fo:country="US"/>
    </style:style>
    <style:style style:name="P38" style:parent-style-name="Titre2" style:family="paragraph">
      <style:paragraph-properties fo:break-before="page"/>
      <style:text-properties fo:language="en" fo:country="US"/>
    </style:style>
    <style:style style:name="P39" style:parent-style-name="Textbody" style:family="paragraph">
      <style:paragraph-properties fo:text-align="center"/>
      <style:text-properties style:font-name="Arial" fo:color="#000000" fo:language="en" fo:country="US"/>
    </style:style>
    <style:style style:name="P40" style:parent-style-name="Textbody" style:family="paragraph">
      <style:paragraph-properties fo:text-align="center"/>
      <style:text-properties style:font-name="Arial" fo:color="#000000" fo:language="en" fo:country="US"/>
    </style:style>
    <style:style style:name="P41" style:parent-style-name="Textbody" style:family="paragraph">
      <style:paragraph-properties fo:text-align="center"/>
      <style:text-properties style:font-name="Arial" fo:color="#000000" fo:language="en" fo:country="US"/>
    </style:style>
    <style:style style:name="P42" style:parent-style-name="Textbody" style:family="paragraph">
      <style:paragraph-properties fo:text-align="center"/>
      <style:text-properties style:font-name="Arial" fo:color="#000000" fo:language="en" fo:country="US"/>
    </style:style>
    <style:style style:name="P43" style:parent-style-name="Textbody" style:family="paragraph">
      <style:paragraph-properties fo:text-align="justify"/>
      <style:text-properties style:font-name="Arial" fo:language="en" fo:country="US"/>
    </style:style>
    <style:style style:name="P44" style:parent-style-name="Textbody" style:family="paragraph">
      <style:paragraph-properties fo:text-align="justify"/>
      <style:text-properties style:font-name="Arial" fo:language="en" fo:country="US"/>
    </style:style>
    <style:style style:name="P45" style:parent-style-name="Textbody" style:family="paragraph">
      <style:paragraph-properties fo:text-align="justify"/>
      <style:text-properties style:font-name="Arial" fo:language="en" fo:country="US"/>
    </style:style>
    <style:style style:name="P46" style:parent-style-name="Textbody" style:family="paragraph">
      <style:paragraph-properties fo:text-align="justify"/>
      <style:text-properties style:font-name="Arial" fo:language="en" fo:country="US"/>
    </style:style>
    <style:style style:name="P47" style:parent-style-name="Textbody" style:family="paragraph">
      <style:paragraph-properties fo:text-align="justify"/>
      <style:text-properties style:font-name="Arial" fo:language="en" fo:country="US"/>
    </style:style>
    <style:style style:name="P48" style:parent-style-name="Titre2" style:family="paragraph">
      <style:text-properties fo:language="en" fo:country="US"/>
    </style:style>
    <style:style style:name="P49" style:parent-style-name="Textbody" style:family="paragraph">
      <style:paragraph-properties fo:text-align="center"/>
      <style:text-properties style:font-name="Arial" fo:color="#000000" fo:language="en" fo:country="US"/>
    </style:style>
    <style:style style:name="P50" style:parent-style-name="Textbody" style:family="paragraph">
      <style:paragraph-properties fo:text-align="center"/>
      <style:text-properties style:font-name="Arial" fo:color="#000000" fo:language="en" fo:country="US"/>
    </style:style>
    <style:style style:name="P51" style:parent-style-name="Textbody" style:family="paragraph">
      <style:paragraph-properties fo:text-align="center"/>
      <style:text-properties style:font-name="Arial" fo:color="#000000" fo:language="en" fo:country="US"/>
    </style:style>
    <style:style style:name="P52" style:parent-style-name="Textbody" style:family="paragraph">
      <style:paragraph-properties fo:text-align="center"/>
      <style:text-properties style:font-name="Arial" fo:color="#000000" fo:language="en" fo:country="US"/>
    </style:style>
    <style:style style:name="P53" style:parent-style-name="Textbody" style:family="paragraph">
      <style:paragraph-properties fo:text-align="center"/>
      <style:text-properties style:font-name="Arial" fo:color="#000000" fo:language="en" fo:country="US"/>
    </style:style>
    <style:style style:name="P54" style:parent-style-name="Textbody" style:family="paragraph">
      <style:paragraph-properties fo:text-align="center"/>
      <style:text-properties style:font-name="Arial" fo:color="#000000" fo:language="en" fo:country="US"/>
    </style:style>
    <style:style style:name="P55" style:parent-style-name="Textbody" style:family="paragraph">
      <style:paragraph-properties fo:text-align="justify"/>
      <style:text-properties style:font-name="Arial" fo:color="#000000" fo:language="en" fo:country="US"/>
    </style:style>
    <style:style style:name="P56" style:parent-style-name="Textbody" style:family="paragraph">
      <style:paragraph-properties fo:text-align="justify"/>
      <style:text-properties style:font-name="Arial" fo:color="#000000" fo:language="en" fo:country="US"/>
    </style:style>
    <style:style style:name="P57" style:parent-style-name="Textbody" style:family="paragraph">
      <style:paragraph-properties fo:text-align="justify"/>
      <style:text-properties style:font-name="Arial" fo:color="#000000" fo:language="en" fo:country="US"/>
    </style:style>
    <style:style style:name="P58" style:parent-style-name="Textbody" style:family="paragraph">
      <style:paragraph-properties fo:text-align="justify"/>
      <style:text-properties style:font-name="Arial" fo:color="#000000" fo:language="en" fo:country="US"/>
    </style:style>
    <style:style style:name="P59" style:parent-style-name="Titre2" style:family="paragraph">
      <style:paragraph-properties fo:break-before="page"/>
      <style:text-properties fo:language="en" fo:country="US"/>
    </style:style>
    <style:style style:name="P60" style:parent-style-name="Textbody" style:family="paragraph">
      <style:paragraph-properties fo:text-align="center"/>
      <style:text-properties style:font-name="Arial" fo:color="#000000" fo:language="en" fo:country="US"/>
    </style:style>
    <style:style style:name="P61" style:parent-style-name="Textbody" style:family="paragraph">
      <style:paragraph-properties fo:text-align="center"/>
      <style:text-properties style:font-name="Arial" fo:color="#000000" fo:language="en" fo:country="US"/>
    </style:style>
    <style:style style:name="P62" style:parent-style-name="Textbody" style:family="paragraph">
      <style:text-properties style:font-name="Arial" fo:color="#000000" fo:language="en" fo:country="US"/>
    </style:style>
    <style:style style:name="P63" style:parent-style-name="Textbody" style:family="paragraph">
      <style:text-properties style:font-name="Arial" fo:color="#000000" fo:language="en" fo:country="US"/>
    </style:style>
    <style:style style:name="P64" style:parent-style-name="Textbody" style:family="paragraph">
      <style:text-properties style:font-name="Arial" fo:color="#000000" fo:language="en" fo:country="US"/>
    </style:style>
    <style:style style:name="P65" style:parent-style-name="Titre2" style:family="paragraph">
      <style:text-properties fo:language="en" fo:country="US"/>
    </style:style>
    <style:style style:name="P66" style:parent-style-name="Textbody" style:family="paragraph">
      <style:paragraph-properties fo:text-align="center"/>
      <style:text-properties style:font-name="Arial" fo:color="#000000" fo:language="en" fo:country="US"/>
    </style:style>
    <style:style style:name="P67" style:parent-style-name="Textbody" style:family="paragraph">
      <style:paragraph-properties fo:text-align="center"/>
      <style:text-properties style:font-name="Arial" fo:color="#000000" fo:language="en" fo:country="US"/>
    </style:style>
    <style:style style:name="P68" style:parent-style-name="Textbody" style:family="paragraph">
      <style:paragraph-properties fo:text-align="center"/>
      <style:text-properties style:font-name="Arial" fo:color="#000000" fo:language="en" fo:country="US"/>
    </style:style>
    <style:style style:name="P69" style:parent-style-name="Textbody" style:family="paragraph">
      <style:paragraph-properties fo:text-align="center"/>
      <style:text-properties style:font-name="Arial" fo:color="#000000" fo:language="en" fo:country="US"/>
    </style:style>
    <style:style style:name="P70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1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2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3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4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5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6" style:parent-style-name="Textbody" style:family="paragraph">
      <style:paragraph-properties fo:text-align="justify"/>
      <style:text-properties style:font-name="Arial" fo:color="#000000" fo:language="en" fo:country="US"/>
    </style:style>
    <style:style style:name="P77" style:parent-style-name="Titre2" style:family="paragraph">
      <style:text-properties fo:language="en" fo:country="US"/>
    </style:style>
    <style:style style:name="P78" style:parent-style-name="Titre2" style:family="paragraph">
      <style:paragraph-properties fo:break-before="page"/>
      <style:text-properties fo:language="en" fo:country="US"/>
    </style:style>
    <style:style style:name="P79" style:parent-style-name="Textbody" style:family="paragraph">
      <style:paragraph-properties fo:text-align="center"/>
      <style:text-properties style:font-name="Arial" fo:color="#000000" fo:language="en" fo:country="US"/>
    </style:style>
    <style:style style:name="P80" style:parent-style-name="Textbody" style:family="paragraph">
      <style:paragraph-properties fo:text-align="center"/>
      <style:text-properties style:font-name="Arial" fo:color="#000000" fo:language="en" fo:country="US"/>
    </style:style>
    <style:style style:name="P81" style:parent-style-name="Textbody" style:family="paragraph">
      <style:paragraph-properties fo:text-align="center"/>
      <style:text-properties style:font-name="Arial" fo:color="#000000" fo:language="en" fo:country="US"/>
    </style:style>
    <style:style style:name="P82" style:parent-style-name="Textbody" style:family="paragraph">
      <style:paragraph-properties fo:text-align="justify"/>
      <style:text-properties style:font-name="Arial" fo:color="#000000" fo:language="en" fo:country="US"/>
    </style:style>
    <style:style style:name="P83" style:parent-style-name="Textbody" style:family="paragraph">
      <style:paragraph-properties fo:text-align="justify"/>
      <style:text-properties style:font-name="Arial" fo:color="#000000" fo:language="en" fo:country="US"/>
    </style:style>
    <style:style style:name="P84" style:parent-style-name="Textbody" style:family="paragraph">
      <style:paragraph-properties fo:text-align="justify"/>
      <style:text-properties style:font-name="Arial" fo:color="#000000" fo:language="en" fo:country="US"/>
    </style:style>
    <style:style style:name="P85" style:parent-style-name="Textbody" style:family="paragraph">
      <style:paragraph-properties fo:text-align="justify"/>
      <style:text-properties style:font-name="Arial" fo:color="#000000" fo:language="en" fo:country="US"/>
    </style:style>
    <style:style style:name="P86" style:parent-style-name="Titre2" style:family="paragraph">
      <style:text-properties fo:language="en" fo:country="US"/>
    </style:style>
    <style:style style:name="P87" style:parent-style-name="Textbody" style:family="paragraph">
      <style:paragraph-properties fo:text-align="center"/>
      <style:text-properties style:font-name="Arial" fo:color="#000000" fo:language="en" fo:country="US"/>
    </style:style>
    <style:style style:name="P88" style:parent-style-name="Textbody" style:family="paragraph">
      <style:paragraph-properties fo:text-align="center"/>
      <style:text-properties style:font-name="Arial" fo:color="#000000" fo:language="en" fo:country="US"/>
    </style:style>
    <style:style style:name="P89" style:parent-style-name="Textbody" style:family="paragraph">
      <style:paragraph-properties fo:text-align="center"/>
      <style:text-properties style:font-name="Arial" fo:color="#000000" fo:language="en" fo:country="US"/>
    </style:style>
    <style:style style:name="P90" style:parent-style-name="Textbody" style:family="paragraph">
      <style:paragraph-properties fo:text-align="center"/>
      <style:text-properties style:font-name="Arial" fo:color="#000000" fo:language="en" fo:country="US"/>
    </style:style>
    <style:style style:name="P91" style:parent-style-name="Textbody" style:family="paragraph">
      <style:paragraph-properties fo:text-align="justify"/>
      <style:text-properties style:font-name="Arial" fo:color="#000000" fo:language="en" fo:country="US"/>
    </style:style>
    <style:style style:name="P92" style:parent-style-name="Textbody" style:family="paragraph">
      <style:paragraph-properties fo:text-align="justify"/>
      <style:text-properties style:font-name="Arial" fo:color="#000000" fo:language="en" fo:country="US"/>
    </style:style>
    <style:style style:name="P93" style:parent-style-name="Textbody" style:family="paragraph">
      <style:paragraph-properties fo:text-align="justify"/>
      <style:text-properties style:font-name="Arial" fo:color="#000000" fo:language="en" fo:country="US"/>
    </style:style>
    <style:style style:name="P94" style:parent-style-name="Titre2" style:family="paragraph">
      <style:text-properties fo:language="en" fo:country="US"/>
    </style:style>
    <style:style style:name="P95" style:parent-style-name="Textbody" style:family="paragraph">
      <style:paragraph-properties fo:text-align="justify"/>
      <style:text-properties style:font-name="Arial" fo:language="en" fo:country="US"/>
    </style:style>
    <style:style style:name="P96" style:parent-style-name="Textbody" style:family="paragraph">
      <style:paragraph-properties fo:text-align="justify"/>
    </style:style>
    <style:style style:name="T97" style:parent-style-name="Policepardéfaut" style:family="text">
      <style:text-properties style:font-name="Arial" fo:language="en" fo:country="US"/>
    </style:style>
    <style:style style:name="T98" style:parent-style-name="Policepardéfaut" style:family="text">
      <style:text-properties style:font-name="Arial" fo:language="en" fo:country="US"/>
    </style:style>
    <style:style style:name="T99" style:parent-style-name="Policepardéfaut" style:family="text">
      <style:text-properties style:font-name="Arial" fo:language="en" fo:country="US"/>
    </style:style>
    <style:style style:name="T100" style:parent-style-name="Policepardéfaut" style:family="text">
      <style:text-properties style:font-name="Arial" fo:language="en" fo:country="US"/>
    </style:style>
  </office:automatic-styles>
  <office:body>
    <office:text text:use-soft-page-breaks="true">
      <text:p text:style-name="P1">Network<text:s/>Programming<text:s text:c="43"/><text:tab/><text:tab/><text:tab/><text:tab/><text:s text:c="3"/>L. Jouannisson</text:p>
      <text:p text:style-name="P2">Group 2 <text:s text:c="62"/><text:tab/><text:tab/><text:tab/><text:tab/><text:tab/><text:s text:c="2"/>T. Redon</text:p>
      <text:p text:style-name="P3">M1 IT <text:s text:c="69"/><text:tab/><text:tab/><text:tab/><text:tab/><text:tab/><text:s text:c="9"/>UGE</text:p>
      <text:p text:style-name="P4"><text:tab/><text:tab/><text:tab/><text:tab/><text:tab/><text:tab/><text:tab/><text:tab/><text:tab/><text:tab/><text:tab/><text:s text:c="4"/>February 2021</text:p>
      <text:p text:style-name="P5"/>
      <text:p text:style-name="P6"/>
      <text:p text:style-name="P7"/>
      <text:p text:style-name="P8"/>
      <text:p text:style-name="P9"/>
      <text:h text:style-name="P10" text:outline-level="2"/>
      <text:p text:style-name="P11"/>
      <text:p text:style-name="P12"/>
      <text:p text:style-name="P13"/>
      <text:p text:style-name="P14"/>
      <text:p text:style-name="P15"/>
      <text:p text:style-name="P16">RFC of the ChatOS Protocol</text:p>
      <text:soft-page-break/>
      <text:h text:style-name="P17" text:outline-level="2">Summary :</text:h>
      <text:p text:style-name="P18">ChatOS is a very simple protocol used to transfer messages between users. It will be able to connect separately a group of persons in a general chat or just between 2 users in a private connection. Each nonterminal packet is<text:s/>acknowledged separately. <text:s/>This document describes the protocol and its types of packets. <text:s/>The document also explains the reasons behind some of the design decisions that we took.</text:p>
      <text:h text:style-name="P19" text:outline-level="2">Acknowledgements :</text:h>
      <text:p text:style-name="P20">The protocol was originally designed by Loïc Jouannisson and Tom Redon. It will evolve with the time and the suggestion given by the teaching staff.</text:p>
      <text:p text:style-name="P21">The first version has been<text:s/>written<text:s/>between February and March 2021.</text:p>
      <text:soft-page-break/>
      <text:h text:style-name="P22" text:outline-level="2">1 – Purpose :</text:h>
      <text:p text:style-name="P23">ChatOS is a protocol that will authorize the users to connect to a IRC-type general chat, where every user will be able to see the messages posted in the chat from the other people, without saves of the chat between each connection.</text:p>
      <text:p text:style-name="P24">It will also authorize people to create a private connection between them, without sharing their IP, either<text:s/>to chat between them or to use another protocol writing on top of TCP.</text:p>
      <text:p text:style-name="P25">The protocol will be implemented on top of the Transmission Control Protocol, so it will be<text:s/>developed<text:s/>to be easy to use and will be reliable and will ensures an integrity to the users<text:s/>of the chatOS protocol.</text:p>
      <text:p text:style-name="P26"/>
      <text:h text:style-name="P27" text:outline-level="2">2 – Overview of the protocol :</text:h>
      <text:p text:style-name="P28">To start, the user will need to authentify, by sending is username to the server.</text:p>
      <text:p text:style-name="P29">After that, he will be able to participate on the chat and will be authorize to send packets that will contains his messages.</text:p>
      <text:p text:style-name="P30">He will receive an ACK packet that will confirm that the server received the packet with his message.</text:p>
      <text:p text:style-name="P31">If the packet is not<text:s/>received<text:s/>or if there is an error in it, he will receive an error packet that will be able to determine the type of error that<text:s/>has been found in the packet.</text:p>
      <text:p text:style-name="P32">If the client wants to create a private connection with another user, he will need to send<text:s/>a<text:s/>private connection ask request, the server will redirect it to the user.</text:p>
      <text:p text:style-name="P33">The other user will respond with a private connection<text:s/>acceptation<text:s/>packet.</text:p>
      <text:p text:style-name="P34">The server will<text:s/>contain<text:s/>some users’ data during their connection but will delete them when the collection will be ended.</text:p>
      <text:h text:style-name="P35" text:outline-level="2">3 – Relation to other protocols :</text:h>
      <text:p text:style-name="P36">For now, the only relation with another protocol will be that the chatOS is implemented on top of the Transmission Control Protocol.</text:p>
      <text:p text:style-name="P37">The packets will be<text:s/>developed<text:s/>to be usable on top of this protocol, and will have<text:s/>a<text:s/>header determining the length of the String when it’s needed, to be sure that we have a control on the receive of a packet.</text:p>
      <text:soft-page-break/>
      <text:h text:style-name="P38" text:outline-level="2">4 – Initial Connection Protocol :</text:h>
      <text:p text:style-name="P39">OPCode : 0 (Short)</text:p>
      <text:p text:style-name="P40">Nickname : String ASCII</text:p>
      <text:p text:style-name="P41">End of the String : 1 byte at 0</text:p>
      <text:p text:style-name="P42"/>
      <text:p text:style-name="P43">Firstly, the client will be obligated to connect on the server. He will need to send a packet with the upper<text:s/>information.</text:p>
      <text:p text:style-name="P44">Firstly, there<text:s/>will be an OPCode (defined as 0) that will determines the type of the packet. The OPCode will be a Short data, to take only 2 bytes.</text:p>
      <text:p text:style-name="P45">After that, the packet will<text:s/>contain<text:s/>the nickname of the user and will end the string with a byte written as a 0.</text:p>
      <text:p text:style-name="P46">If the<text:s/>packet is viable, the user will receive an ACK packet and will be able to use the chat.</text:p>
      <text:p text:style-name="P47"/>
      <text:h text:style-name="P48" text:outline-level="2">5 – Chat packet :</text:h>
      <text:p text:style-name="P49">OPCode : 1 (Short)</text:p>
      <text:p text:style-name="P50">ID of the packet : Long</text:p>
      <text:p text:style-name="P51">Nickname or Channel : String ASCII</text:p>
      <text:p text:style-name="P52">End of the String : 1 byte at 0</text:p>
      <text:p text:style-name="P53">Message : String ASCII</text:p>
      <text:p text:style-name="P54">End of the String : 1 byte at 0</text:p>
      <text:p text:style-name="P55">To send a message in the chat or to another user, the client will need to send a packet<text:s/>formatted<text:s/>as follow.</text:p>
      <text:p text:style-name="P56">There will be an OPCode (defined as 1) and this OPCode will be followed with the ID of the packet (number of<text:s/>packet<text:s/>sends by the user, will determine if the packet is well arrived and if not, if the client needs to resend it).</text:p>
      <text:p text:style-name="P57">After that, the user will need to insert the String containing the nickname of the other user or a void string if he wants it in the general chat, ended by a byte to 0.</text:p>
      <text:p text:style-name="P58">To finish, he will need to put his message, ended by a byte to 0.</text:p>
      <text:soft-page-break/>
      <text:h text:style-name="P59" text:outline-level="2">6 – ACK Packet :</text:h>
      <text:p text:style-name="P60">OPCode : 2 (Short)</text:p>
      <text:p text:style-name="P61">ID of the packet : Long</text:p>
      <text:p text:style-name="P62">The ACK packet is really short, but it’s intended.</text:p>
      <text:p text:style-name="P63">We wanted a short packet, containing only the OPCode 2 and the ID<text:s/>of the packet to check if the packet was well received by the server.</text:p>
      <text:p text:style-name="P64"/>
      <text:h text:style-name="P65" text:outline-level="2">7 – Error Code and Packet :</text:h>
      <text:p text:style-name="P66">OPCode : 3 (Short)</text:p>
      <text:p text:style-name="P67">Error Code : Short</text:p>
      <text:p text:style-name="P68">Error Message : String</text:p>
      <text:p text:style-name="P69">End of the String : 1 byte at 0</text:p>
      <text:p text:style-name="P70">The error packet will<text:s/>contain<text:s/>an OPCode 3, an error code (detailed just under), an error message that will be ended by a byte to 0.</text:p>
      <text:p text:style-name="P71">For the error codes, we will define them during the<text:s/>development<text:s/>but we can define some for now :</text:p>
      <text:p text:style-name="P72">1 – Packet is missing<text:s/>data</text:p>
      <text:p text:style-name="P73">2 – Packet has error in<text:s/>data</text:p>
      <text:p text:style-name="P74">3<text:s/>– The user asked doesn’t exist</text:p>
      <text:p text:style-name="P75">4 – The user<text:s/>has<text:s/>not accepted a private connection with you</text:p>
      <text:p text:style-name="P76"/>
      <text:h text:style-name="P77" text:outline-level="2"/>
      <text:soft-page-break/>
      <text:h text:style-name="P78" text:outline-level="2">8 – Private asks packet :</text:h>
      <text:p text:style-name="P79">OPCode : 4 (Short)</text:p>
      <text:p text:style-name="P80">Nickname : String ASCII</text:p>
      <text:p text:style-name="P81">End of the String : 1 byte at 0</text:p>
      <text:p text:style-name="P82">The private asks packet will<text:s/>contain<text:s/>an OPCode 4.</text:p>
      <text:p text:style-name="P83">If that’s the client that sends it to the server, it will<text:s/>contain<text:s/>the nickname of the user that the client wants to connect with, ended by a byte to 0.</text:p>
      <text:p text:style-name="P84">On the other side, it will<text:s/>contain<text:s/>the nickname of the client that asks for the connection, ended by a byte<text:s/>to 0.</text:p>
      <text:p text:style-name="P85"/>
      <text:h text:style-name="P86" text:outline-level="2">9 – Private connection<text:s/>acceptation<text:s/>packet :</text:h>
      <text:p text:style-name="P87">OPCode : 5 (Short)</text:p>
      <text:p text:style-name="P88">Yes/No<text:s/>: Boolean</text:p>
      <text:p text:style-name="P89">Nickname : String ASCII</text:p>
      <text:p text:style-name="P90">End of the String : 1 byte at 0</text:p>
      <text:p text:style-name="P91">The packet will<text:s/>contain<text:s/>an OPCode at 5, a<text:s/>Boolean<text:s/>that will define if the user answers yes or no to the private connection.</text:p>
      <text:p text:style-name="P92">It will also<text:s/>contain<text:s/>the nickname of the client that first asks for the private connection, and it will end with a byte to 0.</text:p>
      <text:p text:style-name="P93"/>
      <text:h text:style-name="P94" text:outline-level="2">10 – Client<text:s/>Data :</text:h>
      <text:p text:style-name="P95">The server will<text:s/>contain<text:s/>some<text:s/>data<text:s/>linked to the socket channel of the client that is connected.</text:p>
      <text:p text:style-name="P96"><text:span text:style-name="T97">In these<text:s/></text:span><text:span text:style-name="T98">data</text:span><text:span text:style-name="T99">, it will register the nickname of the user, the last timin</text:span><text:span text:style-name="T100">g where the server received or send a packet to the user and the connections that have the user with the other client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depage">Loïc Jouannisson – Tom Redon<text:tab/><text:tab/><text:page-number text:fixed="false">5</text:page-number><text:s/>/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ic joua</dc:creator>
    <meta:creation-date>2021-02-27T17:46:00Z</meta:creation-date>
    <dc:date>2021-03-03T10:15:00Z</dc:date>
    <meta:template xlink:href="Normal" xlink:type="simple"/>
    <meta:editing-cycles>125</meta:editing-cycles>
    <meta:editing-duration>PT6300S</meta:editing-duration>
    <meta:document-statistic meta:page-count="6" meta:paragraph-count="12" meta:word-count="934" meta:character-count="6061" meta:row-count="42" meta:non-whitespace-character-count="5139"/>
  </office:meta>
</office:document-meta>
</file>